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918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9.744cm"/>
    </style:style>
    <style:style style:name="co7" style:family="table-column">
      <style:table-column-properties fo:break-before="auto" style:column-width="2.917cm"/>
    </style:style>
    <style:style style:name="co8" style:family="table-column">
      <style:table-column-properties fo:break-before="auto" style:column-width="3.362cm"/>
    </style:style>
    <style:style style:name="co9" style:family="table-column">
      <style:table-column-properties fo:break-before="auto" style:column-width="4.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estGiverImgName</text:p>
          </table:table-cell>
          <table:table-cell office:value-type="string">
            <text:p>questGiverName_en</text:p>
          </table:table-cell>
          <table:table-cell office:value-type="string">
            <text:p>questGiverName_de-DE</text:p>
          </table:table-cell>
          <table:table-cell office:value-type="string">
            <text:p>questionSpecificImage</text:p>
          </table:table-cell>
          <table:table-cell office:value-type="string">
            <text:p>correctAnswerNr</text:p>
          </table:table-cell>
          <table:table-cell office:value-type="string">
            <text:p>questText_en</text:p>
          </table:table-cell>
          <table:table-cell office:value-type="string">
            <text:p>questText_de-DE</text:p>
          </table:table-cell>
          <table:table-cell office:value-type="string">
            <text:p>answer1Text_en</text:p>
          </table:table-cell>
          <table:table-cell office:value-type="string">
            <text:p>answer1Text_de-DE</text:p>
          </table:table-cell>
          <table:table-cell office:value-type="string">
            <text:p>answer1Icon</text:p>
          </table:table-cell>
          <table:table-cell office:value-type="string">
            <text:p>answer2Text_en</text:p>
          </table:table-cell>
          <table:table-cell office:value-type="string">
            <text:p>answer2Text_de-DE</text:p>
          </table:table-cell>
          <table:table-cell office:value-type="string">
            <text:p>answer2Icon</text:p>
          </table:table-cell>
          <table:table-cell office:value-type="string">
            <text:p>answer3Text_en</text:p>
          </table:table-cell>
          <table:table-cell office:value-type="string">
            <text:p>answer3Text_de-DE</text:p>
          </table:table-cell>
          <table:table-cell office:value-type="string">
            <text:p>answer3Icon</text:p>
          </table:table-cell>
        </table:table-row>
        <table:table-row table:style-name="ro1">
          <table:table-cell office:value-type="string">
            <text:p>Flood_Cologne_1</text:p>
          </table:table-cell>
          <table:table-cell office:value-type="string">
            <text:p>person</text:p>
          </table:table-cell>
          <table:table-cell office:value-type="string">
            <text:p>Nina, Cologne</text:p>
          </table:table-cell>
          <table:table-cell office:value-type="string">
            <text:p>Nina, Köln</text:p>
          </table:table-cell>
          <table:table-cell office:value-type="string">
            <text:p>place</text:p>
          </table:table-cell>
          <table:table-cell office:value-type="float" office:value="1">
            <text:p>1</text:p>
          </table:table-cell>
          <table:table-cell office:value-type="string">
            <text:p>It has been raining a lot recently.</text:p>
          </table:table-cell>
          <table:table-cell office:value-type="string">
            <text:p>Es hat in letzter Zeit viel geregnet</text:p>
          </table:table-cell>
          <table:table-cell office:value-type="string">
            <text:p>Flood Danger</text:p>
          </table:table-cell>
          <table:table-cell office:value-type="string">
            <text:p>Hochwasser Gefahr</text:p>
          </table:table-cell>
          <table:table-cell office:value-type="string">
            <text:p>q1</text:p>
          </table:table-cell>
          <table:table-cell office:value-type="string">
            <text:p>Tsunami Danger</text:p>
          </table:table-cell>
          <table:table-cell office:value-type="string">
            <text:p>Tsunami Gefahr</text:p>
          </table:table-cell>
          <table:table-cell office:value-type="string">
            <text:p>q2</text:p>
          </table:table-cell>
          <table:table-cell office:value-type="string">
            <text:p>Wildfire Hazard</text:p>
          </table:table-cell>
          <table:table-cell office:value-type="string">
            <text:p>Waldbrand Gefahr</text:p>
          </table:table-cell>
          <table:table-cell office:value-type="string">
            <text:p>q3</text:p>
          </table:table-cell>
        </table:table-row>
        <table:table-row table:style-name="ro1">
          <table:table-cell office:value-type="string">
            <text:p>Flood_Cologne_2</text:p>
          </table:table-cell>
          <table:table-cell office:value-type="string">
            <text:p>person</text:p>
          </table:table-cell>
          <table:table-cell office:value-type="string">
            <text:p>Nina, Cologne</text:p>
          </table:table-cell>
          <table:table-cell office:value-type="string">
            <text:p>Nina, Köln</text:p>
          </table:table-cell>
          <table:table-cell office:value-type="string">
            <text:p>place</text:p>
          </table:table-cell>
          <table:table-cell office:value-type="float" office:value="2">
            <text:p>2</text:p>
          </table:table-cell>
          <table:table-cell office:value-type="string">
            <text:p>How much does it have to flood for the rhine to flood?</text:p>
          </table:table-cell>
          <table:table-cell office:value-type="string">
            <text:p>Wieviel muss es regnen bis der Rhein überläuft?</text:p>
          </table:table-cell>
          <table:table-cell table:number-columns-repeated="2" office:value-type="string">
            <text:p>5cm</text:p>
          </table:table-cell>
          <table:table-cell office:value-type="string">
            <text:p>q1</text:p>
          </table:table-cell>
          <table:table-cell office:value-type="string">
            <text:p>(correct answer)</text:p>
          </table:table-cell>
          <table:table-cell office:value-type="string">
            <text:p>(richtige antwort)</text:p>
          </table:table-cell>
          <table:table-cell office:value-type="string">
            <text:p>q2</text:p>
          </table:table-cell>
          <table:table-cell office:value-type="string">
            <text:p>like a kilometer</text:p>
          </table:table-cell>
          <table:table-cell office:value-type="string">
            <text:p>etwa einen Kilometer</text:p>
          </table:table-cell>
          <table:table-cell office:value-type="string">
            <text:p>q3</text:p>
          </table:table-cell>
        </table:table-row>
        <table:table-row table:style-name="ro1">
          <table:table-cell office:value-type="string">
            <text:p>Flood_Cologne_3</text:p>
          </table:table-cell>
          <table:table-cell office:value-type="string">
            <text:p>person</text:p>
          </table:table-cell>
          <table:table-cell office:value-type="string">
            <text:p>Nina, Cologne</text:p>
          </table:table-cell>
          <table:table-cell office:value-type="string">
            <text:p>Nina, Köln</text:p>
          </table:table-cell>
          <table:table-cell office:value-type="string">
            <text:p>place</text:p>
          </table:table-cell>
          <table:table-cell office:value-type="float" office:value="3">
            <text:p>3</text:p>
          </table:table-cell>
          <table:table-cell office:value-type="string">
            <text:p>The waterlevel is rising, where can I get to safety!?</text:p>
          </table:table-cell>
          <table:table-cell office:value-type="string">
            <text:p>Der Wasserspiegel steigt, wo bin ich sicher!?</text:p>
          </table:table-cell>
          <table:table-cell office:value-type="string">
            <text:p>In a cellar</text:p>
          </table:table-cell>
          <table:table-cell office:value-type="string">
            <text:p>In einem Keller</text:p>
          </table:table-cell>
          <table:table-cell office:value-type="string">
            <text:p>q1</text:p>
          </table:table-cell>
          <table:table-cell office:value-type="string">
            <text:p>Stay in the Car</text:p>
          </table:table-cell>
          <table:table-cell office:value-type="string">
            <text:p>Im Auto bleiben.</text:p>
          </table:table-cell>
          <table:table-cell office:value-type="string">
            <text:p>q2</text:p>
          </table:table-cell>
          <table:table-cell office:value-type="string">
            <text:p>Get to a high place</text:p>
          </table:table-cell>
          <table:table-cell office:value-type="string">
            <text:p>An einen hohen Ort gehen</text:p>
          </table:table-cell>
          <table:table-cell office:value-type="string">
            <text:p>q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26.06.2018</text:date>, <text:time>11:5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55S</meta:editing-duration>
    <meta:editing-cycles>20</meta:editing-cycles>
    <meta:generator>OpenOffice/4.1.3$Win32 OpenOffice.org_project/413m1$Build-9783</meta:generator>
    <dc:date>2018-06-26T11:59:51.15</dc:date>
    <dc:creator>Felix </dc:creator>
    <meta:document-statistic meta:table-count="1" meta:cell-count="68" meta:object-count="0"/>
    <meta:user-defined meta:name="Info 1"/>
    <meta:user-defined meta:name="Info 2"/>
    <meta:user-defined meta:name="Info 3"/>
    <meta:user-defined meta:name="Info 4"/>
  </office:meta>
</office:document-meta>
</file>